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row>
      <mrow>
        <mo stretchy="false">±</mo>
        <mo>❑</mo>
      </mrow>
    </mrow>
    <annotation encoding="StarMath 5.0">+-&lt;?&gt;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0:25:01.11</meta:creation-date>
    <meta:generator>OpenOffice/4.1.5$Win32 OpenOffice.org_project/415m1$Build-9789</meta:generator>
  </office:meta>
</office:document-meta>
</file>